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PageInputException.getPageInpu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PageInputException.setPageInputName( String actionOutpu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PageInputException.IllegalPageInputException( String forwardName , String actionName , FlowController flowController , String actionOutpu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